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-offset-x="0.305cm" draw:shadow-offset-y="0.305cm" draw:shadow-opacity="10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family="Arial" style:font-style-name="Normal" style:font-family-generic="swiss" style:font-pitch="variable" fo:font-size="14pt" fo:font-weight="bold" style:font-family-asian="Arial" style:font-style-name-asian="Normal" style:font-family-generic-asian="swiss" style:font-pitch-asian="variable" style:font-size-asian="14pt" style:font-weight-asian="bold" style:font-family-complex="Arial" style:font-style-name-complex="Normal" style:font-family-generic-complex="swiss" style:font-pitch-complex="variable" style:font-size-complex="14pt" style:font-weight-complex="bold"/>
    </style:style>
    <style:style style:name="T3" style:family="text">
      <style:text-properties fo:font-family="Arial" style:font-style-name="Normal" style:font-family-generic="swiss" style:font-pitch="variable" fo:font-size="14pt" fo:font-weight="bold" style:font-family-asian="Arial" style:font-style-name-asian="Normal" style:font-family-generic-asian="swiss" style:font-pitch-asian="variable" style:font-size-asian="14pt" style:font-weight-asian="bold" style:font-family-complex="Arial" style:font-style-name-complex="Normal" style:font-family-generic-complex="swiss" style:font-pitch-complex="variable" style:font-size-complex="14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03cm" svg:height="14.757cm" svg:x="3.109cm" svg:y="2.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2.931cm" svg:height="1.68cm" svg:x="3.806cm" svg:y="3.295cm">
          <text:p text:style-name="P2"><text:span text:style-name="T1">copy vo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31cm" svg:height="1.68cm" svg:x="3.807cm" svg:y="6.195cm">
          <text:p text:style-name="P2"><text:span text:style-name="T1">convolve </text:span></text:p>
          <text:p text:style-name="P2"><text:span text:style-name="T1">vo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31cm" svg:height="1.68cm" svg:x="3.808cm" svg:y="9.195cm">
          <text:p text:style-name="P2"><text:span text:style-name="T1">scalar mul </text:span></text:p>
          <text:p text:style-name="P2"><text:span text:style-name="T1">vo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31cm" svg:height="1.68cm" svg:x="3.809cm" svg:y="12.195cm">
          <text:p text:style-name="P1"><text:span text:style-name="T1">pt.wise </text:span></text:p>
          <text:p text:style-name="P1"><text:span text:style-name="T1">mul</text:span> </text:p>
          <draw:enhanced-geometry svg:viewBox="0 0 21600 21600" draw:type="rectangle" draw:enhanced-path="M 0 0 L 21600 0 21600 21600 0 21600 0 0 Z N"/>
        </draw:custom-shape>
        <draw:custom-shape draw:style-name="gr2" draw:text-style-name="P2" draw:id="id4" draw:layer="layout" svg:width="2.931cm" svg:height="1.68cm" svg:x="3.81cm" svg:y="15.195cm">
          <text:p text:style-name="P2"><text:span text:style-name="T1">add vo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2.931cm" svg:height="1.68cm" svg:x="8.507cm" svg:y="6.195cm">
          <text:p text:style-name="P2"><text:span text:style-name="T1">scalar mul</text:span></text:p>
          <text:p text:style-name="P2"><text:span text:style-name="T1">vo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2.931cm" svg:height="1.68cm" svg:x="8.508cm" svg:y="9.295cm">
          <text:p text:style-name="P2"><text:span text:style-name="T1">subtract</text:span></text:p>
          <text:p text:style-name="P2"><text:span text:style-name="T1">vo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259cm" svg:y1="4.936cm" svg:x2="5.256cm" svg:y2="6.203cm">
          <text:p/>
        </draw:line>
        <draw:line draw:style-name="gr3" draw:text-style-name="P1" draw:layer="layout" svg:x1="5.26cm" svg:y1="7.937cm" svg:x2="5.257cm" svg:y2="9.204cm">
          <text:p/>
        </draw:line>
        <draw:line draw:style-name="gr3" draw:text-style-name="P1" draw:layer="layout" svg:x1="5.261cm" svg:y1="10.838cm" svg:x2="5.258cm" svg:y2="12.105cm">
          <text:p/>
        </draw:line>
        <draw:line draw:style-name="gr3" draw:text-style-name="P1" draw:layer="layout" svg:x1="5.262cm" svg:y1="13.939cm" svg:x2="5.259cm" svg:y2="15.206cm">
          <text:p/>
        </draw:line>
        <draw:connector draw:style-name="gr3" draw:text-style-name="P1" draw:layer="layout" svg:x1="6.737cm" svg:y1="4.135cm" svg:x2="9.972cm" svg:y2="6.195cm" draw:start-shape="id1" draw:start-glue-point="1" draw:end-shape="id2" draw:end-glue-point="0" svg:d="m6737 4135h3235v2060">
          <text:p/>
        </draw:connector>
        <draw:line draw:style-name="gr3" draw:text-style-name="P1" draw:layer="layout" svg:x1="9.961cm" svg:y1="7.938cm" svg:x2="9.958cm" svg:y2="9.205cm">
          <text:p/>
        </draw:line>
        <draw:connector draw:style-name="gr3" draw:text-style-name="P1" draw:layer="layout" svg:x1="9.973cm" svg:y1="10.975cm" svg:x2="6.741cm" svg:y2="16.035cm" draw:start-shape="id3" draw:start-glue-point="2" draw:end-shape="id4" draw:end-glue-point="1" svg:d="m9973 10975v5060h-3232">
          <text:p/>
        </draw:connector>
        <draw:custom-shape draw:style-name="gr2" draw:text-style-name="P3" draw:layer="layout" svg:width="2.392cm" svg:height="1.194cm" svg:x="4.043cm" svg:y="0.872cm">
          <text:p text:style-name="P3"><text:span text:style-name="T2">Ф(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26cm" svg:y1="2.037cm" svg:x2="5.257cm" svg:y2="3.304cm">
          <text:p/>
        </draw:line>
        <draw:line draw:style-name="gr3" draw:text-style-name="P1" draw:layer="layout" svg:x1="12.825cm" svg:y1="7.091cm" svg:x2="11.428cm" svg:y2="7.091cm">
          <text:p/>
        </draw:line>
        <draw:line draw:style-name="gr3" draw:text-style-name="P1" draw:layer="layout" svg:x1="12.826cm" svg:y1="10.091cm" svg:x2="11.429cm" svg:y2="10.091cm">
          <text:p/>
        </draw:line>
        <draw:line draw:style-name="gr4" draw:text-style-name="P1" draw:layer="layout" svg:x1="3.826cm" svg:y1="7.091cm" svg:x2="2.429cm" svg:y2="7.091cm">
          <text:p/>
        </draw:line>
        <draw:line draw:style-name="gr4" draw:text-style-name="P1" draw:layer="layout" svg:x1="3.827cm" svg:y1="10.091cm" svg:x2="2.43cm" svg:y2="10.091cm">
          <text:p/>
        </draw:line>
        <draw:line draw:style-name="gr3" draw:text-style-name="P1" draw:layer="layout" svg:x1="5.263cm" svg:y1="16.84cm" svg:x2="5.26cm" svg:y2="18.107cm">
          <text:p/>
        </draw:line>
        <draw:line draw:style-name="gr4" draw:text-style-name="P1" draw:layer="layout" svg:x1="3.828cm" svg:y1="13.092cm" svg:x2="2.431cm" svg:y2="13.092cm">
          <text:p/>
        </draw:line>
        <draw:custom-shape draw:style-name="gr2" draw:text-style-name="P3" draw:layer="layout" svg:width="2.392cm" svg:height="1.194cm" svg:x="12.791cm" svg:y="9.52cm">
          <text:p text:style-name="P3"><text:span text:style-name="T3">Ф(t+Δt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392cm" svg:height="1.194cm" svg:x="4.058cm" svg:y="18.11cm">
          <text:p text:style-name="P3"><text:span text:style-name="T3">Ф(t-Δt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392cm" svg:height="1.194cm" svg:x="-0.009cm" svg:y="9.52cm">
          <text:p text:style-name="P3"><text:span text:style-name="T3">Ф(t+Δt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392cm" svg:height="1.194cm" svg:x="-0.009cm" svg:y="6.451cm">
          <text:p text:style-name="P3"><text:span text:style-name="T3">(Δt/Δh) <text:s text:c="2"/></text:span><text:span text:style-name="T3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392cm" svg:height="1.194cm" svg:x="-0.009cm" svg:y="12.42cm">
          <text:p text:style-name="P3"><text:span text:style-name="T3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392cm" svg:height="1.194cm" svg:x="12.848cm" svg:y="6.484cm">
          <text:p text:style-name="P3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739cm" svg:height="0.725cm" svg:x="1.555cm" svg:y="6.465cm">
          <draw:text-box>
            <text:p text:style-name="P4"><text:span text:style-name="T4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8-16T11:33:23</meta:creation-date>
    <dc:date>2010-08-16T12:32:29</dc:date>
    <meta:editing-duration>PT00H59M07S</meta:editing-duration>
    <meta:editing-cycles>10</meta:editing-cycles>
    <meta:generator>OpenOffice.org/3.1$Unix OpenOffice.org_project/310m21$Build-9319</meta:generator>
    <meta:document-statistic meta:object-count="30"/>
  </office:meta>
</office:document-meta>
</file>